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 style:family="paragraph" style:parent-style-name="Text_20_body_20_indent">
      <style:text-properties fo:font-style="italic" style:font-style-asian="italic" style:font-style-complex="italic"/>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text-properties style:text-underline-style="none" fo:font-weight="normal" style:font-weight-asian="normal" style:font-weight-complex="normal"/>
    </style:style>
    <style:style style:name="P10" style:family="paragraph" style:parent-style-name="Text_20_body" style:list-style-name="L10">
      <style:text-properties style:text-underline-style="none" fo:font-weight="normal" style:font-weight-asian="normal" style:font-weight-complex="normal"/>
    </style:style>
    <style:style style:name="P11" style:family="paragraph" style:parent-style-name="Text_20_body" style:list-style-name="L11">
      <style:text-properties style:text-underline-style="none" fo:font-weight="normal" style:font-weight-asian="normal" style:font-weight-complex="normal"/>
    </style:style>
    <style:style style:name="P12" style:family="paragraph" style:parent-style-name="Text_20_body" style:list-style-name="L15">
      <style:text-properties style:text-underline-style="none" fo:font-weight="normal" style:font-weight-asian="normal" style:font-weight-complex="normal"/>
    </style:style>
    <style:style style:name="P13" style:family="paragraph" style:parent-style-name="Text_20_body" style:list-style-name="L11">
      <style:text-properties style:text-underline-style="none" fo:font-weight="bold" style:font-weight-asian="bold" style:font-weight-complex="bold"/>
    </style:style>
    <style:style style:name="P14" style:family="paragraph" style:parent-style-name="Text_20_body" style:list-style-name="L4"/>
    <style:style style:name="P15" style:family="paragraph" style:parent-style-name="Text_20_body" style:list-style-name="L4">
      <style:text-properties fo:font-weight="bold" style:font-weight-asian="bold" style:font-weight-complex="bold"/>
    </style:style>
    <style:style style:name="P16" style:family="paragraph" style:parent-style-name="Text_20_body" style:list-style-name="L6">
      <style:text-properties fo:font-weight="bold" style:font-weight-asian="bold" style:font-weight-complex="bold"/>
    </style:style>
    <style:style style:name="P17" style:family="paragraph" style:parent-style-name="Text_20_body" style:list-style-name="L8">
      <style:text-properties fo:font-weight="bold" style:font-weight-asian="bold" style:font-weight-complex="bold"/>
    </style:style>
    <style:style style:name="P18" style:family="paragraph" style:parent-style-name="Text_20_body" style:list-style-name="L9">
      <style:text-properties fo:font-weight="bold" style:font-weight-asian="bold" style:font-weight-complex="bold"/>
    </style:style>
    <style:style style:name="P19" style:family="paragraph" style:parent-style-name="Text_20_body" style:list-style-name="L11">
      <style:text-properties fo:font-weight="bold" style:font-weight-asian="bold" style:font-weight-complex="bold"/>
    </style:style>
    <style:style style:name="P20" style:family="paragraph" style:parent-style-name="Text_20_body" style:list-style-name="L12">
      <style:text-properties fo:font-weight="bold" style:font-weight-asian="bold" style:font-weight-complex="bold"/>
    </style:style>
    <style:style style:name="P21" style:family="paragraph" style:parent-style-name="Text_20_body" style:list-style-name="L16">
      <style:text-properties fo:font-weight="bold" style:font-weight-asian="bold" style:font-weight-complex="bold"/>
    </style:style>
    <style:style style:name="P22" style:family="paragraph" style:parent-style-name="Text_20_body" style:list-style-name="L4">
      <style:text-properties fo:font-weight="normal" style:font-weight-asian="normal" style:font-weight-complex="normal"/>
    </style:style>
    <style:style style:name="P23" style:family="paragraph" style:parent-style-name="Text_20_body" style:list-style-name="L8">
      <style:text-properties fo:font-weight="normal" style:font-weight-asian="normal" style:font-weight-complex="normal"/>
    </style:style>
    <style:style style:name="P24" style:family="paragraph" style:parent-style-name="Text_20_body" style:list-style-name="L9">
      <style:text-properties fo:font-weight="normal" style:font-weight-asian="normal" style:font-weight-complex="normal"/>
    </style:style>
    <style:style style:name="P25" style:family="paragraph" style:parent-style-name="Text_20_body" style:list-style-name="L12">
      <style:text-properties fo:font-weight="normal" style:font-weight-asian="normal" style:font-weight-complex="normal"/>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2">
      <style:text-properties fo:font-style="normal" style:font-style-asian="normal" style:font-style-complex="normal"/>
    </style:style>
    <style:style style:name="P32" style:family="paragraph" style:parent-style-name="Text_20_body" style:list-style-name="L14">
      <style:text-properties fo:font-style="normal" style:font-style-asian="normal" style:font-style-complex="normal"/>
    </style:style>
    <style:style style:name="P33" style:family="paragraph" style:parent-style-name="Text_20_body" style:list-style-name="L13">
      <style:text-properties fo:font-style="normal" style:text-underline-style="none" fo:font-weight="normal" style:font-style-asian="normal" style:font-weight-asian="normal" style:font-style-complex="normal" style:font-weight-complex="normal"/>
    </style:style>
    <style:style style:name="P34" style:family="paragraph" style:parent-style-name="Text_20_body" style:list-style-name="L16">
      <style:text-properties fo:font-style="normal" fo:font-weight="bold" style:font-style-asian="normal" style:font-weight-asian="bold" style:font-style-complex="normal" style:font-weight-complex="bold"/>
    </style:style>
    <style:style style:name="P35" style:family="paragraph" style:parent-style-name="Text_20_body" style:list-style-name="L16">
      <style:text-properties fo:font-style="normal" fo:font-weight="normal" style:font-style-asian="normal" style:font-weight-asian="normal" style:font-style-complex="normal" style:font-weight-complex="normal"/>
    </style:style>
    <style:style style:name="P36" style:family="paragraph" style:parent-style-name="Text_20_body" style:list-style-name="L13"/>
    <style:style style:name="P37" style:family="paragraph" style:parent-style-name="Text_20_body" style:list-style-name="L16"/>
    <style:style style:name="P38" style:family="paragraph" style:parent-style-name="Text_20_body" style:list-style-name="L17"/>
    <style:style style:name="P39" style:family="paragraph" style:parent-style-name="Heading_20_3">
      <style:text-properties fo:font-style="normal" style:font-style-asian="normal" style:font-style-complex="normal"/>
    </style:style>
    <style:style style:name="P40"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font-name="Times New Roman1" style:font-name-asian="Times New Roman1" style:font-name-complex="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seumkiosk – Probleemstudie</text:h>
      <text:p text:style-name="P6">Vervangen van een gedateerde kiosk-infrastructuur door een flexibel en toekomstgericht informatica-systeem.</text:p>
      <text:p text:style-name="Standard">Dit document beschrijft de verschillende deelproblemen die met dit project gepaard gaan, alsook eventuele oplossingen ervoor.</text:p>
      <text:h text:style-name="Heading_20_2" text:outline-level="2">Voorstellingen</text:h>
      <text:p text:style-name="Text_20_body">Een flexibel en krachtig systeem om presentaties te creëren, is de combinatie van HTML5 en Javascript. Gebruik makende van de nodige libraries kan hiermee een uitgebreide en mooie presentatie gecreëerd worden. Toch zijn er ook nadelen:</text:p>
      <text:list xml:id="list1620384810" text:style-name="L1">
        <text:list-item>
          <text:p text:style-name="P7">De conversie vergt veel werk.</text:p>
        </text:list-item>
        <text:list-item>
          <text:p text:style-name="P7">Minder duidelijke <text:span text:style-name="T3">scheiding tussen design en programmeren</text:span>.</text:p>
        </text:list-item>
      </text:list>
      <text:p text:style-name="Text_20_body">De huidige presentaties zijn normale DVD's, waarbij alle interactiviteit gerealiseerd is via het menu van de DVD. Enkele getallen over deze presentaties:</text:p>
      <text:list xml:id="list524166105" text:style-name="L2">
        <text:list-item>
          <text:p text:style-name="P8">Grootte: tussen te 1,05 en 1,75 GB</text:p>
        </text:list-item>
        <text:list-item>
          <text:p text:style-name="P8">Duur: meerdere tientallen minuten film in 3 talen.</text:p>
        </text:list-item>
        <text:list-item>
          <text:p text:style-name="P8">Bitrate: 7 Mb/s voor geluid en video (piek van 10 Mb/s)</text:p>
        </text:list-item>
        <text:list-item>
          <text:p text:style-name="P8">Benodigde infrastructuur voor 20 clients:</text:p>
          <text:list>
            <text:list-item>
              <text:p text:style-name="P8">100 Mb/s clients (10% capaciteit)</text:p>
            </text:list-item>
            <text:list-item>
              <text:p text:style-name="P8">1 Gb/s server (20% capaciteit)</text:p>
            </text:list-item>
            <text:list-item>
              <text:p text:style-name="P8">100 Mb/s infrastructuur, met 1 Gb/s backplanes</text:p>
            </text:list-item>
          </text:list>
        </text:list-item>
      </text:list>
      <text:p text:style-name="Text_20_body">Het origineel formaat van de presentaties is dus niet geschikt voor deployment over een netwerk. Ook elimineert de grootte elke mogelijkheid van lokale caching. Daarom zal moeten gekeken worden naar een krachtiger compressieformaat. Enkele getallen voor een dergelijk modern compressieformaat, waarbij zowel de gekozen codec (x264) als de compressieparameters (equivalent betreffende beeldkwaliteit met de huidige presentaties) natuurlijk nog moeten geherevalueerd worden:</text:p>
      <text:list xml:id="list2025647494" text:continue-numbering="true" text:style-name="L2">
        <text:list-item>
          <text:p text:style-name="P8">Bitrate: 2,5 Mb/s (312,5 KB/s)</text:p>
        </text:list-item>
        <text:list-item>
          <text:p text:style-name="P8">Benodigde infrastructuur voor 20 clients:</text:p>
          <text:list>
            <text:list-item>
              <text:p text:style-name="P8">10 Mb/s clients (25% capaciteit)</text:p>
            </text:list-item>
            <text:list-item>
              <text:p text:style-name="P8">100 Mb/s server (50% capaciteit)</text:p>
            </text:list-item>
            <text:list-item>
              <text:p text:style-name="P8">100 Mb/s infrastructuur</text:p>
            </text:list-item>
          </text:list>
        </text:list-item>
      </text:list>
      <text:p text:style-name="Text_20_body">Aangezien het niet de bedoeling is om binnen het bestek van het eindwerk alle presentaties om te vormen naar het HTML5/Javascript formaat (wat bovendien veel te veel tijd zou kosten), moeten de huidige presentaties kunnen weergegeven worden. Toch is het ook niet de bedoeling om aan flexibiliteit in te boeten wegens de legacy van het project, waardoor de twee vormen van presentaties naast elkaar zullen moeten kunnen leven.</text:p>
      <text:p text:style-name="Text_20_body">Gelukkig voorziet de HTML5 specificatie in mogelijkheden om videos weer te geven binnen een reguliere pagina. Zo kunnen we als eerste stap de huidige presentaties omvormen naar een efficiënt formaat om ze dan te embedden binnen een HTML5 pagina. In een later stadium kan het bedrijf dan <text:s/>de bestaande presentaties te hermaken in HTML5/Javascript, of (realistischer) nieuwe presentaties <text:soft-page-break/>vanaf nu aan maken in het nieuw formaat.</text:p>
      <text:p text:style-name="Text_20_body">Om toch binnen het bestek van dit eindwerk de mogelijkheden van het HTML5/Javascript formaat te illustreren, zal zeker 1 kiosk geconverteerd of opnieuw ontworpen worden.</text:p>
      <text:h text:style-name="Heading_20_2" text:outline-level="2">Kiosk</text:h>
      <text:p text:style-name="P2">Taken<text:span text:style-name="T11">:</text:span></text:p>
      <text:list xml:id="list452925920" text:style-name="L3">
        <text:list-item>
          <text:p text:style-name="P9">Weergave van presentaties</text:p>
        </text:list-item>
        <text:list-item>
          <text:p text:style-name="P9">Verwerken van gebruikersinput via inputchip</text:p>
        </text:list-item>
      </text:list>
      <text:h text:style-name="Heading_20_3" text:outline-level="3">Hardware</text:h>
      <text:p text:style-name="Text_20_body"><text:span text:style-name="T9">Vereisten</text:span>:</text:p>
      <text:list xml:id="list572907769" text:style-name="L4">
        <text:list-item>
          <text:p text:style-name="P14"><text:span text:style-name="T1">Energieconsumptie</text:span>: totaalpakket (zonder de LCD televisies) onder 20W</text:p>
        </text:list-item>
        <text:list-item>
          <text:p text:style-name="P15">Verwerkingssnelheid<text:span text:style-name="T2">: de gebruikerservaring moet vlot genoeg zijn.</text:span></text:p>
          <text:list>
            <text:list-item>
              <text:p text:style-name="P22">Videopresentaties</text:p>
              <text:list>
                <text:list-item>
                  <text:p text:style-name="P22">Snelle CPU (SIMD support voor moderne decoders)</text:p>
                </text:list-item>
                <text:list-item>
                  <text:p text:style-name="P22">Voldoende netwerksnelheid (zie hoger)</text:p>
                </text:list-item>
              </text:list>
            </text:list-item>
            <text:list-item>
              <text:p text:style-name="P22">HTML5/Javascript presentaties</text:p>
              <text:list>
                <text:list-item>
                  <text:p text:style-name="P22">GPU met acceleratiemogelijkheden (OpenGL ondersteuning, eventueel meer specifiek voor vb. Qt)</text:p>
                </text:list-item>
              </text:list>
            </text:list-item>
          </text:list>
        </text:list-item>
        <text:list-item>
          <text:p text:style-name="P15">Aansluitingsmogelijkheden</text:p>
          <text:list>
            <text:list-item>
              <text:p text:style-name="P22">USB</text:p>
            </text:list-item>
            <text:list-item>
              <text:p text:style-name="P22">HDMI of DVI met HDMI convertor</text:p>
            </text:list-item>
            <text:list-item>
              <text:p text:style-name="P22">Ondersteuning voor onboard solid-state bootmedium</text:p>
            </text:list-item>
          </text:list>
        </text:list-item>
        <text:list-item>
          <text:p text:style-name="P14"><text:span text:style-name="T1">Levensduur</text:span>: minimaal 5 jaar</text:p>
        </text:list-item>
        <text:list-item>
          <text:p text:style-name="P14"><text:span text:style-name="T1">Geluidsproductie</text:span>: te minimaliseren.</text:p>
          <text:list>
            <text:list-item>
              <text:p text:style-name="P14">Geen bewegende opslagmedia</text:p>
            </text:list-item>
            <text:list-item>
              <text:p text:style-name="P14">Passief gekoeld</text:p>
            </text:list-item>
          </text:list>
        </text:list-item>
        <text:list-item>
          <text:p text:style-name="P15">Andere</text:p>
          <text:list>
            <text:list-item>
              <text:p text:style-name="P22">Wake On Lan?</text:p>
            </text:list-item>
          </text:list>
        </text:list-item>
      </text:list>
      <text:p text:style-name="P2">Specificatie – mogelijke pistes:</text:p>
      <text:list xml:id="list1678891695" text:style-name="L5">
        <text:list-item>
          <text:p text:style-name="P26"><text:span text:style-name="T1">Embedded-oriented hardware </text:span>(ARM, Via EPIA, BeagleBoard)</text:p>
          <text:list>
            <text:list-item>
              <text:p text:style-name="P26">Voordelen</text:p>
              <text:list>
                <text:list-item>
                  <text:p text:style-name="P26">Small form-factor, embedded-oriented design (passief, kan tegen stofopstapeling, etc)</text:p>
                </text:list-item>
                <text:list-item>
                  <text:p text:style-name="P26">Handige features:</text:p>
                  <text:list>
                    <text:list-item>
                      <text:p text:style-name="P26">Onboard Flash en/of CF/SD</text:p>
                    </text:list-item>
                    <text:list-item>
                      <text:p text:style-name="P26">Dedicated acceleration peripherals (video, DSP, ...)</text:p>
                    </text:list-item>
                  </text:list>
                </text:list-item>
                <text:list-item>
                  <text:p text:style-name="P26"><text:soft-page-break/>Levensduur</text:p>
                </text:list-item>
              </text:list>
            </text:list-item>
            <text:list-item>
              <text:p text:style-name="P26">Nadelen</text:p>
              <text:list>
                <text:list-item>
                  <text:p text:style-name="P26">Statischer geconfigureerd</text:p>
                </text:list-item>
              </text:list>
            </text:list-item>
          </text:list>
        </text:list-item>
        <text:list-item>
          <text:p text:style-name="P26"><text:span text:style-name="T1">Consumer-grade hardware</text:span> (Intel Atom, Via, AMD Fusion)</text:p>
          <text:list>
            <text:list-item>
              <text:p text:style-name="P26">Voordelen</text:p>
              <text:list>
                <text:list-item>
                  <text:p text:style-name="P26">Flexibeler</text:p>
                </text:list-item>
                <text:list-item>
                  <text:p text:style-name="P26">Computing power laat toe om gemis aan hardware features op te vullen</text:p>
                  <text:list>
                    <text:list-item>
                      <text:p text:style-name="P26">CPU</text:p>
                    </text:list-item>
                    <text:list-item>
                      <text:p text:style-name="P26">GPU: general acceleration via OpenGL shaders (QtWebKit), video acceleration (Xv, VA-API, VDPAU/XVBA)</text:p>
                    </text:list-item>
                  </text:list>
                </text:list-item>
              </text:list>
            </text:list-item>
            <text:list-item>
              <text:p text:style-name="P26">Nadelen</text:p>
              <text:list>
                <text:list-item>
                  <text:p text:style-name="P26">Levensduur (valt wellicht wel mee, maar de hardware is er toch niet voor gemaakt)</text:p>
                </text:list-item>
                <text:list-item>
                  <text:p text:style-name="P26">Meer points of failure wegens meer aparte componenten (alhoewel recente Atom/Ontario configuraties soms al alles onboard hebben)</text:p>
                  <text:list>
                    <text:list-item>
                      <text:p text:style-name="P26">Harde schijf</text:p>
                    </text:list-item>
                    <text:list-item>
                      <text:p text:style-name="P26">RAM</text:p>
                    </text:list-item>
                  </text:list>
                </text:list-item>
                <text:list-item>
                  <text:p text:style-name="P26">Nutteloze features</text:p>
                  <text:list>
                    <text:list-item>
                      <text:p text:style-name="P26">5.1 audio</text:p>
                    </text:list-item>
                    <text:list-item>
                      <text:p text:style-name="P26">SATA</text:p>
                    </text:list-item>
                    <text:list-item>
                      <text:p text:style-name="P26">RAID</text:p>
                    </text:list-item>
                  </text:list>
                </text:list-item>
              </text:list>
            </text:list-item>
          </text:list>
        </text:list-item>
        <text:list-item>
          <text:p text:style-name="P26"><text:span text:style-name="T1">Thinclients – 2e hands</text:span> (Compaq, HP)</text:p>
          <text:list>
            <text:list-item>
              <text:p text:style-name="P26">Voordelen</text:p>
              <text:list>
                <text:list-item>
                  <text:p text:style-name="P26">Prijs (&lt; €50)</text:p>
                </text:list-item>
                <text:list-item>
                  <text:p text:style-name="P26">Handige features</text:p>
                  <text:list>
                    <text:list-item>
                      <text:p text:style-name="P26">Onboard Flash en/of CF/SD</text:p>
                    </text:list-item>
                  </text:list>
                </text:list-item>
              </text:list>
            </text:list-item>
            <text:list-item>
              <text:p text:style-name="P26">Nadelen</text:p>
              <text:list>
                <text:list-item>
                  <text:p text:style-name="P26">Underpowered</text:p>
                  <text:list>
                    <text:list-item>
                      <text:p text:style-name="P26">Levensduur (meeste zijn al verschillende jaren in gebruik)</text:p>
                    </text:list-item>
                  </text:list>
                </text:list-item>
              </text:list>
            </text:list-item>
          </text:list>
        </text:list-item>
      </text:list>
      <text:p text:style-name="Text_20_body">De verschillende pistes afgewogen lijkt de embedded oplossing de beste, zeker omdat de configuratie meerdere jaren statisch zal functioneren, en er verwacht wordt dat die periode met een minimum aan hardwarefalen overbrugt wordt (harde-schijfen en andere externe perhiperals moeten dus vermeden worden). Toch zal de prijs uiteindelijk doorslaggevend zijn, eenmaal boven de €150-175 kan een consumer-grade oplossing voordeliger uitvallen.</text:p>
      <text:p text:style-name="P2">Specificatie - voorbeeldconfiguraties:</text:p>
      <text:list xml:id="list304460989" text:style-name="L6">
        <text:list-item>
          <text:p text:style-name="P16">Embedded-oriented hardware</text:p>
          <text:list>
            <text:list-item>
              <text:p text:style-name="P27">Omap3 based (TI chip met deftige ARM Cortex &amp; DSP)<text:line-break/>Qt acceleratie: <text:a xlink:type="simple" xlink:href="http://labs.qt.nokia.com/2009/11/20/building-qt-to-make-use-of-the-beagle-boards-sgx-gpu/">http://labs.qt.nokia.com/2009/11/20/building-qt-to-make-use-of-the-</text:a><text:soft-page-break/><text:a xlink:type="simple" xlink:href="http://labs.qt.nokia.com/2009/11/20/building-qt-to-make-use-of-the-beagle-boards-sgx-gpu/">beagle-boards-sgx-gpu/</text:a></text:p>
              <text:list>
                <text:list-item>
                  <text:p text:style-name="P27">BeagleBoard<text:line-break/><text:a xlink:type="simple" xlink:href="http://beagleboard.org/hardware">http://beagleboard.org/hardware</text:a></text:p>
                  <text:list>
                    <text:list-item>
                      <text:p text:style-name="P27">Handige features</text:p>
                      <text:list>
                        <text:list-item>
                          <text:p text:style-name="P27">OpenGL ES 2.0</text:p>
                        </text:list-item>
                        <text:list-item>
                          <text:p text:style-name="P27">DVI</text:p>
                        </text:list-item>
                        <text:list-item>
                          <text:p text:style-name="P27">Integrated DSP</text:p>
                        </text:list-item>
                        <text:list-item>
                          <text:p text:style-name="P27">S-Video out</text:p>
                        </text:list-item>
                      </text:list>
                    </text:list-item>
                    <text:list-item>
                      <text:p text:style-name="P27">Geen ethernet</text:p>
                    </text:list-item>
                    <text:list-item>
                      <text:p text:style-name="P27">Vrij duur</text:p>
                    </text:list-item>
                  </text:list>
                </text:list-item>
                <text:list-item>
                  <text:p text:style-name="P27">IGEPv2<text:line-break/><text:a xlink:type="simple" xlink:href="http://www.igep.es/index.php?option=com_content&amp;view=article&amp;id=46&amp;Itemid=55">http://www.igep.es/index.php?</text:a><text:a xlink:type="simple" xlink:href="http://www.igep.es/index.php?option=com_content&amp;view=article&amp;id=46&amp;Itemid=55">option=com_content&amp;view=article&amp;id=46&amp;Itemid=55</text:a></text:p>
                  <text:list>
                    <text:list-item>
                      <text:p text:style-name="P27">Handige features (zelfde BeagleBoard)</text:p>
                      <text:list>
                        <text:list-item>
                          <text:p text:style-name="P27">Ethernet</text:p>
                        </text:list-item>
                      </text:list>
                    </text:list-item>
                    <text:list-item>
                      <text:p text:style-name="P27">Vrij duur (€150)</text:p>
                    </text:list-item>
                  </text:list>
                </text:list-item>
                <text:list-item>
                  <text:p text:style-name="P27">CM-T3530<text:line-break/><text:a xlink:type="simple" xlink:href="http://processors.wiki.ti.com/index.php?title=OMAP3_Boards">http://processors.wiki.ti.com/index.php?title=OMAP3_Boards</text:a></text:p>
                  <text:list>
                    <text:list-item>
                      <text:p text:style-name="P27">Goede configuratie!</text:p>
                    </text:list-item>
                    <text:list-item>
                      <text:p text:style-name="P27">Vereist twee boards (1 met de features, 1 met de connectors)</text:p>
                    </text:list-item>
                    <text:list-item>
                      <text:p text:style-name="P27">Duur in kleine oplage</text:p>
                    </text:list-item>
                  </text:list>
                </text:list-item>
              </text:list>
            </text:list-item>
          </text:list>
        </text:list-item>
        <text:list-item>
          <text:p text:style-name="P16">Consumer-grade hardware</text:p>
          <text:list>
            <text:list-item>
              <text:p text:style-name="P27">Intel Atom based</text:p>
              <text:list>
                <text:list-item>
                  <text:p text:style-name="P27">Geen GMA 500 based chips nemen: Poulsbo!</text:p>
                </text:list-item>
                <text:list-item>
                  <text:p text:style-name="P27">Intel D410PT<text:line-break/><text:a xlink:type="simple" xlink:href="http://ark.intel.com/Product.aspx?id=42646">http://ark.intel.com/Product.aspx?id=42646</text:a></text:p>
                  <text:list>
                    <text:list-item>
                      <text:p text:style-name="P27">GMA 3150 IGP</text:p>
                      <text:list>
                        <text:list-item>
                          <text:p text:style-name="P27">Full MPEG-2 acceleratie</text:p>
                        </text:list-item>
                        <text:list-item>
                          <text:p text:style-name="P27">Xv zou moeten werken<text:line-break/><text:a xlink:type="simple" xlink:href="http://intellinuxgraphics.org/documentation.html">http://intellinuxgraphics.org/documentation.html</text:a></text:p>
                        </text:list-item>
                        <text:list-item>
                          <text:p text:style-name="P27">Geen VA-API: slechts voor G45/GM45 en GMA 500</text:p>
                        </text:list-item>
                        <text:list-item>
                          <text:p text:style-name="P27">OpenGL 2.1 via Mesa<text:tab/>, maar misschien maar 1.4 door HW/driver beperkingen.</text:p>
                        </text:list-item>
                      </text:list>
                    </text:list-item>
                  </text:list>
                </text:list-item>
              </text:list>
            </text:list-item>
            <text:list-item>
              <text:p text:style-name="P27">AMD Fusion based</text:p>
              <text:list>
                <text:list-item>
                  <text:p text:style-name="P27">AMD Ontario (Zalcate tegenhanger is desktop/laptop oriented)</text:p>
                  <text:list>
                    <text:list-item>
                      <text:p text:style-name="P27">Oriented op embedded/netbook markt</text:p>
                    </text:list-item>
                    <text:list-item>
                      <text:p text:style-name="P27">GPU &amp; CPU in 1 package</text:p>
                    </text:list-item>
                    <text:list-item>
                      <text:p text:style-name="P27"><text:soft-page-break/>9W TDP</text:p>
                    </text:list-item>
                    <text:list-item>
                      <text:p text:style-name="P27">Doorgedreven GPU acceleratie</text:p>
                    </text:list-item>
                    <text:list-item>
                      <text:p text:style-name="P27">Zeer goede Mesa drivers</text:p>
                    </text:list-item>
                    <text:list-item>
                      <text:p text:style-name="P27">Normaal Q4 2011</text:p>
                    </text:list-item>
                  </text:list>
                </text:list-item>
              </text:list>
            </text:list-item>
          </text:list>
        </text:list-item>
        <text:list-item>
          <text:p text:style-name="P16">Thinclients – 2e hands</text:p>
          <text:list>
            <text:list-item>
              <text:p text:style-name="P27">Hogeschool Gent – Sector Informatisering</text:p>
              <text:list>
                <text:list-item>
                  <text:p text:style-name="P27">Compaq T20 Evo<text:line-break/><text:a xlink:type="simple" xlink:href="http://h18000.www1.hp.com/products/quickspecs/10865_div/10865_div.HTML#Technical%20Specifications">http://h18000.www1.hp.com/products/quickspecs/10865_div/10865_div.HTML#Technical%20Specifications</text:a></text:p>
                  <text:list>
                    <text:list-item>
                      <text:p text:style-name="P27">Cytrix GX1 – 300 Mhz<text:line-break/><text:a xlink:type="simple" xlink:href="http://en.wikipedia.org/wiki/Geode_%28processor%29#Geode_GX1">http://en.wikipedia.org/wiki/Geode_%28processor%29#Geode_GX1</text:a></text:p>
                      <text:list>
                        <text:list-item>
                          <text:p text:style-name="P27">Geen SIMD, niet goed voor x264</text:p>
                        </text:list-item>
                      </text:list>
                    </text:list-item>
                    <text:list-item>
                      <text:p text:style-name="P27">Onboard FLASH</text:p>
                    </text:list-item>
                    <text:list-item>
                      <text:p text:style-name="P27">Firmware te vervangen met Etherboot image <text:span text:style-name="T12">→</text:span> PXE<text:line-break/><text:a xlink:type="simple" xlink:href="http://www.wlug.org.nz/CompaqEvoT20Notes">http://www.wlug.org.nz/CompaqEvoT20Notes</text:a><text:line-break/><text:a xlink:type="simple" xlink:href="http://www.kazak.com.co/evo/">http://www.kazak.com.co/evo/</text:a></text:p>
                    </text:list-item>
                  </text:list>
                </text:list-item>
                <text:list-item>
                  <text:p text:style-name="P27">NCD Thinstar<text:line-break/><text:a xlink:type="simple" xlink:href="http://wiki.nullstack.net/ThinSTAR_400">http://wiki.nullstack.net/ThinSTAR_400</text:a></text:p>
                  <text:list>
                    <text:list-item>
                      <text:p text:style-name="P27">Welk model exact? Volgens de commentaar van de verantwoordelijke een low-end model (want ouder dan de Compaq), wellicht rond de 133 Mhz.</text:p>
                    </text:list-item>
                  </text:list>
                </text:list-item>
              </text:list>
            </text:list-item>
          </text:list>
        </text:list-item>
      </text:list>
      <text:p text:style-name="Text_20_body">Deze configuraties vergeleken komen de embedded oplossingen er opnieuw goed uit. Toch belooft AMD's Ontario een extreem interessante chipset te zijn, zeker indien er een configuratie verschijnt die toch de benodigde features (zoals on-board solid state bootmedia om extra perhiperals te vermijden) bevat.</text:p>
      <text:h text:style-name="Heading_20_3" text:outline-level="3">Software</text:h>
      <text:p text:style-name="Text_20_body">De applicatie moet een <text:span text:style-name="T3">meerwaarde</text:span> hebben boven een normale Desktop Environment (DE) met afgescheiden configuratie. Zo kent KDE bijvoorbeeld een “Kiosk Mode”, waarbij enkel de browser beschikbaar is, toegespitst tot een bepaald domein. Dat domein zou dan, gebaseerd op het MAC van de requester, andere bronbestanden kunnen aanbieden. Gebruik maken van dedicated software heeft echter voordelen:</text:p>
      <text:list xml:id="list244460032" text:style-name="L7">
        <text:list-item>
          <text:p text:style-name="P28">Lichter dan een volledige DE (geen DE libraries nodig, mogelijkheid tot lichtgewicht Windowing System zoals QWS, etc).</text:p>
        </text:list-item>
        <text:list-item>
          <text:p text:style-name="P28">Platform-onafhankelijk: de applicatie abstraheert platformspecifiek gedrag in een uniforme interface.</text:p>
        </text:list-item>
        <text:list-item>
          <text:p text:style-name="P28">Sluit dichter aan bij de vereisten van het bedrijf:</text:p>
          <text:list>
            <text:list-item>
              <text:p text:style-name="P28">Interactie via alternatieve methodes.</text:p>
            </text:list-item>
            <text:list-item>
              <text:p text:style-name="P28">Weergave van presentaties (de KDE Kiosk is ontwikkeld om gebruikers een beperkte werkomgeving te geven).</text:p>
            </text:list-item>
          </text:list>
        </text:list-item>
      </text:list>
      <text:p text:style-name="Text_20_body">Hoewel dit van buitenaf gezien een bloated applicatie mag lijken (standaardfunctionaliteit steeds opnieuw geimplementeerd), is dit noodzakelijk om de applicatie platform-onafhankelijk te maken. Ook kan binnenin de applicatie steeds gebruik gemaakt worden van bestaande applicaties (UNIX-<text:soft-page-break/>style).</text:p>
      <text:p text:style-name="Text_20_body"><text:span text:style-name="T9">Use cases</text:span> (<text:span text:style-name="T3">peilen bij andere musea, en literatuurstudie ter vergelijking met huidig aanbod</text:span>):</text:p>
      <text:list xml:id="list1366196223" text:style-name="L8">
        <text:list-item>
          <text:p text:style-name="P17">Weergave.</text:p>
        </text:list-item>
        <text:list-item>
          <text:p text:style-name="P29"><text:span text:style-name="T1">Interactie</text:span><text:span text:style-name="T1">.</text:span></text:p>
          <text:list>
            <text:list-item>
              <text:p text:style-name="P29">Reageren op signalen van de presentatie</text:p>
            </text:list-item>
            <text:list-item>
              <text:p text:style-name="P29">Surfen binnen een (beperkt) domein</text:p>
            </text:list-item>
            <text:list-item>
              <text:p text:style-name="P29">Invullen van complexe informatie.</text:p>
            </text:list-item>
          </text:list>
        </text:list-item>
        <text:list-item>
          <text:p text:style-name="P17">Distributie.</text:p>
          <text:list>
            <text:list-item>
              <text:p text:style-name="P23">Nieuwe versie van de software</text:p>
            </text:list-item>
            <text:list-item>
              <text:p text:style-name="P23">Wijzigingen van presentaties</text:p>
            </text:list-item>
          </text:list>
        </text:list-item>
        <text:list-item>
          <text:p text:style-name="P17">Configuratie:</text:p>
          <text:list>
            <text:list-item>
              <text:p text:style-name="P23">Systeemgedrag </text:p>
            </text:list-item>
          </text:list>
        </text:list-item>
      </text:list>
      <text:p text:style-name="P1"><text:span text:style-name="T2">Zowel het </text:span><text:span text:style-name="T4">weergave</text:span><text:span text:style-name="T6"> als </text:span><text:span text:style-name="T4">interactie</text:span><text:span text:style-name="T6">-gedeelte kan eenvoudig gerealiseerd worden binnen een browser, met HTML5 en Javascript als </text:span><text:span text:style-name="T6">basis</text:span><text:span text:style-name="T6">. Het is dus logisch om de software rond een browser-framework (zoals Gecko of Webkit) te ontwerpen.</text:span></text:p>
      <text:p text:style-name="Text_20_body"><text:span text:style-name="T9">Vereisten</text:span>:</text:p>
      <text:list xml:id="list716107294" text:style-name="L9">
        <text:list-item>
          <text:p text:style-name="P30"><text:span text:style-name="T1">Automatisatie</text:span>: heel het proces (opstarten, configuratie, fouthandeling, updating, ...) moet volledig autonoom verlopen.</text:p>
        </text:list-item>
        <text:list-item>
          <text:p text:style-name="P18">Gebruiksvriendelijk</text:p>
          <text:list>
            <text:list-item>
              <text:p text:style-name="P30"><text:span text:style-name="T10">Robuust</text:span>: de applicatie mag nooit crashen, in een noodscenario moet de functionaliteit steeds behouden blijven.</text:p>
            </text:list-item>
            <text:list-item>
              <text:p text:style-name="P30"><text:span text:style-name="T10">Beveiligd</text:span>: misbruik moet vermijden worden, zeker in conjunctie met een krachtige scripting engine.</text:p>
            </text:list-item>
          </text:list>
        </text:list-item>
        <text:list-item>
          <text:p text:style-name="P30"><text:span text:style-name="T1">Herbruikbaar</text:span>: alle kenmerken specifiek aan de huidige situatie moeten vermeden worden in de core codebase.</text:p>
          <text:list>
            <text:list-item>
              <text:p text:style-name="P30">Qt: veel platform-afhankelijke programmatie kan opgevangen worden door gebruik te maken van dit cross-platform framework (biedt interfaces voor netwerk, audio, video, weergave, etc).</text:p>
            </text:list-item>
            <text:list-item>
              <text:p text:style-name="P30">Scripted plugins: andere, meer specifieke taken, die platform- of situatieafhankelijk zijn kunnen beheerbaar gehouden worden door ze te migreren naar een plugin, eventueel geinterpredeerd via een scripting engine (vb LUA script).</text:p>
              <text:list>
                <text:list-item>
                  <text:p text:style-name="P30">Interactie: inlezen van data inputchip.</text:p>
                </text:list-item>
                <text:list-item>
                  <text:p text:style-name="P30">Configuratie: Linux- of distributie-specifiek beheer (vb scheduled tasks, verschillend op elk platform)</text:p>
                </text:list-item>
                <text:list-item>
                  <text:p text:style-name="P30">Andere: systeemstatistieken (output van collectd), hardware-monitoring, etc.</text:p>
                </text:list-item>
              </text:list>
            </text:list-item>
            <text:list-item>
              <text:p text:style-name="P30">Beheer: de netwerk-API die de beheersapplicatie gebruikt om te communiceren met de kiosken moet tevens platform-onafhankelijk zijn. Translatie naar concrete systeemaanroepen verloopt dan via 1 van de bovenstaande systemen.</text:p>
            </text:list-item>
          </text:list>
        </text:list-item>
        <text:list-item>
          <text:p text:style-name="P18">Vlot</text:p>
          <text:list>
            <text:list-item>
              <text:p text:style-name="P24"><text:soft-page-break/>Minimale opstartsnelheid: zelfgeconfigureerde Linux-distributie zonder Desktop Environment of Window Manager (vb Qt direct bovenop fbdev via QWS)</text:p>
            </text:list-item>
            <text:list-item>
              <text:p text:style-name="P30"><text:span text:style-name="T2">HTML5/Javascript presentaties: door Qt te gebruiken valt de hele UI (met nadruk op het webgedeelte, QtWebKit) de accelereren via de GPU via de QGraphicsView widget.<text:line-break/></text:span><text:a xlink:type="simple" xlink:href="http://labs.qt.nokia.com/2010/05/17/qtwebkit-now-accelerates-css-animations-3d-transforms/"><text:span text:style-name="T2">http://labs.qt.nokia.com/2010/05/17/qtwebkit-now-accelerates-css-animations-3d-</text:span></text:a><text:a xlink:type="simple" xlink:href="http://labs.qt.nokia.com/2010/05/17/qtwebkit-now-accelerates-css-animations-3d-transforms/"><text:span text:style-name="T2">transforms/</text:span></text:a><text:span text:style-name="T2"><text:line-break/>De vereisten daarvoor zijn:</text:span></text:p>
              <text:list>
                <text:list-item>
                  <text:p text:style-name="P24">OpenGL 1.x of hoger</text:p>
                </text:list-item>
              </text:list>
            </text:list-item>
            <text:list-item>
              <text:p text:style-name="P30"><text:span text:style-name="T2">Videopresentaties: voor videoplayback voorzien de meeste backends en chips in acceleratie (Xv, VA-API, VDPAU), en QtWebKit moet te tweaken vallen om een Gstreamer/VLC backend te gebruiken voor de &lt;video&gt; tag<text:line-break/></text:span><text:a xlink:type="simple" xlink:href="http://apachelog.wordpress.com/2010/08/21/qtwebkit-video/"><text:span text:style-name="T2">http://apachelog.wordpress.com/2010/08/21/qtwebkit-video/</text:span></text:a></text:p>
            </text:list-item>
          </text:list>
        </text:list-item>
      </text:list>
      <text:h text:style-name="Heading_20_2" text:outline-level="2">Masterserver</text:h>
      <text:p text:style-name="P2">Taken<text:span text:style-name="T11">:</text:span></text:p>
      <text:list xml:id="list1029144076" text:style-name="L10">
        <text:list-item>
          <text:p text:style-name="P10">Hosten van presentaties</text:p>
        </text:list-item>
        <text:list-item>
          <text:p text:style-name="P10">Monitoring van slaveserver en kiosken</text:p>
        </text:list-item>
        <text:list-item>
          <text:p text:style-name="P10">Aanbieden beheersinterface</text:p>
        </text:list-item>
      </text:list>
      <text:p text:style-name="P5">Hoewel het mogelijk zou zijn het besturingssysteem van de kiosken op de masterserver de zetten (wat deployment zou vereenvoudigen en flexibiliteit verhogen), zou dit de taak van de secundaire slaveserver te complex maken. Ook zal het lokaal opslaan van het besturingssysteem de opstartsnelheid van de kiosken drastisch verlagen.</text:p>
      <text:h text:style-name="Heading_20_3" text:outline-level="3">Hardware</text:h>
      <text:p text:style-name="P2">Vereisten<text:span text:style-name="T11">:</text:span></text:p>
      <text:list xml:id="list162523383" text:style-name="L11">
        <text:list-item>
          <text:p text:style-name="P19"><text:span text:style-name="T10">Processorsnelheid</text:span><text:span text:style-name="T11">: er worden geen speciale eisen gesteld aan de processorsnelheid, daar de presentaties op voorhand verwerkt en gecomprimeerd zijn, en het hosten niet veel van de processor eist.</text:span></text:p>
        </text:list-item>
        <text:list-item>
          <text:p text:style-name="P19"><text:span text:style-name="T10">Netwerksnelheid</text:span><text:span text:style-name="T11">: naargelang de gekozen compressie moet voorzien worden in middelmatig snel (100 MB/s) tot snelle (1 GB/s) hardware.</text:span></text:p>
        </text:list-item>
        <text:list-item>
          <text:p text:style-name="P13">Opslag</text:p>
          <text:list>
            <text:list-item>
              <text:p text:style-name="P11">Volume: gezien de recente evolutie van schijfcapaciteiten worden hier geen speciale eisen aan gesteld, zelfs indien alle presentatie in origineel formaat behouden worden.</text:p>
            </text:list-item>
            <text:list-item>
              <text:p text:style-name="P11">Snelheid: zelf bij maximaal gebruik blijft het netwerk de limiterende factor, en worden geen zware eisen aan het opslagmedium gesteld.</text:p>
            </text:list-item>
            <text:list-item>
              <text:p text:style-name="P11">Paralellisme: er moet wel getest worden of het streamen naar 10 kiosken tegelijk wel aan kan voldaan worden gezien de mogelijk hoge seek-times bij het lezen van niet-sequentiële data. Moest dit een probleem zijn, kan gebruik gemaakt worden van een opstelling die meerdere schijven kan benutten bij leesacties (vb RAID-5).</text:p>
            </text:list-item>
            <text:list-item>
              <text:p text:style-name="P11">Redundantie: hoewel we slaveserver gebruiken om eventueel falen op te vangen, kan het van pas komen om ook op de masterserver de kans op falen van de hardeschijven (immers de meeste gevoelige component) te reduceren. Hierbij kan bijvoorbeeld ook een RAID-5 technologie van pas komen.</text:p>
            </text:list-item>
          </text:list>
        </text:list-item>
      </text:list>
      <text:h text:style-name="Heading_20_3" text:outline-level="3"><text:soft-page-break/>Software (beheerssysteem)</text:h>
      <text:p text:style-name="Text_20_body"><text:span text:style-name="T9">Vereisten</text:span>:</text:p>
      <text:list xml:id="list857777533" text:style-name="L12">
        <text:list-item>
          <text:p text:style-name="P20">Gebruiksgemak</text:p>
        </text:list-item>
        <text:list-item>
          <text:p text:style-name="P20">Features</text:p>
          <text:list>
            <text:list-item>
              <text:p text:style-name="P25">Status van de kiosken (alive, activiteit, ...)</text:p>
            </text:list-item>
            <text:list-item>
              <text:p text:style-name="P25">Informatie over de gezondheid van de kiosken</text:p>
            </text:list-item>
            <text:list-item>
              <text:p text:style-name="P31">Statistieken van de presentaties</text:p>
            </text:list-item>
          </text:list>
        </text:list-item>
      </text:list>
      <text:p text:style-name="P2"><text:span text:style-name="T5">Specificatie</text:span><text:span text:style-name="T7">:</text:span></text:p>
      <text:list xml:id="list655796694" text:style-name="L13">
        <text:list-item>
          <text:p text:style-name="P36"><text:span text:style-name="T1">Netwerk</text:span>:</text:p>
          <text:list>
            <text:list-item>
              <text:p text:style-name="P36">WAN: 100 MB/s</text:p>
            </text:list-item>
            <text:list-item>
              <text:p text:style-name="P36">LAN: 100 MB/s of 1 GB/s</text:p>
            </text:list-item>
          </text:list>
        </text:list-item>
        <text:list-item>
          <text:p text:style-name="P36"><text:span text:style-name="T1">Opslag</text:span>:</text:p>
          <text:list>
            <text:list-item>
              <text:p text:style-name="P36">Besturingssysteem: 30GB SSD</text:p>
            </text:list-item>
            <text:list-item>
              <text:p text:style-name="P33">Data: 2 x 300GB in RAID-5</text:p>
            </text:list-item>
          </text:list>
        </text:list-item>
      </text:list>
      <text:h text:style-name="P39" text:outline-level="3">Software (besturingssysteem)</text:h>
      <text:h text:style-name="Heading_20_2" text:outline-level="2">Slaveserver</text:h>
      <text:p text:style-name="P2">Taken<text:span text:style-name="T11">:</text:span></text:p>
      <text:list xml:id="list1950449411" text:style-name="L14">
        <text:list-item>
          <text:p text:style-name="P32">Monitoring van de masterserver</text:p>
          <text:list>
            <text:list-item>
              <text:p text:style-name="P32">Controleren of de masterserver nog reageert</text:p>
            </text:list-item>
            <text:list-item>
              <text:p text:style-name="P32">Notificatie van de administrator bij falen</text:p>
            </text:list-item>
          </text:list>
        </text:list-item>
        <text:list-item>
          <text:p text:style-name="P32">Redundantie</text:p>
          <text:list>
            <text:list-item>
              <text:p text:style-name="P32">Mirroren van de presentatiebestanden</text:p>
            </text:list-item>
            <text:list-item>
              <text:p text:style-name="P32">Taak overnemen van de masterserver bij falen</text:p>
            </text:list-item>
          </text:list>
        </text:list-item>
        <text:list-item>
          <text:p text:style-name="P32">Minder performant dan masterserver</text:p>
        </text:list-item>
        <text:list-item>
          <text:p text:style-name="P32">Minder mogelijkheden dan masterserver</text:p>
          <text:list>
            <text:list-item>
              <text:p text:style-name="P32">Geen (of sterk beperkte) beheersinterface</text:p>
            </text:list-item>
            <text:list-item>
              <text:p text:style-name="P32">Louter mirroren en hosten van de presentatiebestanden (geen interface om ze te wijzigen)</text:p>
            </text:list-item>
          </text:list>
        </text:list-item>
      </text:list>
      <text:p text:style-name="P3">Een belangrijk punt is dat de slaveserver eenvoudig in gebruik is, of zelfs volledig autonoom functioneert, om in het geval dat de masterserver faalt de downtime te minimaliseren.</text:p>
      <text:h text:style-name="Heading_20_3" text:outline-level="3">Hardware</text:h>
      <text:h text:style-name="Heading_20_3" text:outline-level="3">Software</text:h>
      <text:h text:style-name="P40" text:outline-level="3">Input-chip</text:h>
      <text:p text:style-name="P2">Taken<text:span text:style-name="T11">:</text:span></text:p>
      <text:list xml:id="list2117078891" text:style-name="L15">
        <text:list-item>
          <text:p text:style-name="P12">Ingeven van toetsaandrukken in het systeem</text:p>
        </text:list-item>
      </text:list>
      <text:p text:style-name="Text_20_body"><text:span text:style-name="T9">Vereisten (hardware en software tesamen beschouwd wegens sterke overlap)</text:span>:</text:p>
      <text:list xml:id="list161991135" text:style-name="L16">
        <text:list-item>
          <text:p text:style-name="P37"><text:span text:style-name="T1">Kost</text:span>: te minimaliseren, exact budget vast te leggen (&lt; €5).</text:p>
          <text:list>
            <text:list-item>
              <text:p text:style-name="P37">Single-chip oplossing (V-USB ipv dedicated USB, AVR zonder 780n)</text:p>
            </text:list-item>
          </text:list>
        </text:list-item>
        <text:list-item>
          <text:p text:style-name="P37"><text:span text:style-name="T1">Levensduur</text:span>: lang, moet toekomstgericht gemaakt zijn</text:p>
          <text:list>
            <text:list-item>
              <text:p text:style-name="P37">USB, en niet over seriële of parralelle bus.</text:p>
            </text:list-item>
          </text:list>
        </text:list-item>
        <text:list-item>
          <text:p text:style-name="P37"><text:span text:style-name="T1">Energieverbruik</text:span>: te minimaliseren</text:p>
          <text:list>
            <text:list-item>
              <text:p text:style-name="P37">USB laat 500 mA toe, maar de meeste thinclients zullen dit niet halen, een limiet van 100mA (de specificatie voor battery-powered units) is veiliger.</text:p>
            </text:list-item>
          </text:list>
        </text:list-item>
        <text:list-item>
          <text:p text:style-name="P21">Uitbreidingsmogelijkheden</text:p>
          <text:list>
            <text:list-item>
              <text:p text:style-name="P37">Multiplexed input (uitbreidbaarheid inputs)</text:p>
            </text:list-item>
            <text:list-item>
              <text:p text:style-name="P37">Eenvoudig vervangen van de software (ISP, bootloader?)</text:p>
            </text:list-item>
          </text:list>
        </text:list-item>
        <text:list-item>
          <text:p text:style-name="P37"><text:span text:style-name="T1">Gebruiksvriendelijkheid</text:span>:</text:p>
          <text:list>
            <text:list-item>
              <text:p text:style-name="P37">Geen nood aan extra drivers: geen FTDI oid, maar zich identificeren als USB Keyboard HID. Liefst zonder extra USB chip (V-USB?)</text:p>
            </text:list-item>
          </text:list>
        </text:list-item>
        <text:list-item>
          <text:p text:style-name="P34">Minimale latentie</text:p>
          <text:list>
            <text:list-item>
              <text:p text:style-name="P35">Gebruikers verliezen snel interesse, de delay tussen een toetsenindruk en een zichtbare actie mag zeker de 500ms niet overschrijden (&lt;150 ms wordt beschouwd als “onmiddelijk”).</text:p>
            </text:list-item>
          </text:list>
        </text:list-item>
      </text:list>
      <text:p text:style-name="P4">Configuratie<text:span text:style-name="T11">:</text:span></text:p>
      <text:list xml:id="list744057564" text:style-name="L17">
        <text:list-item>
          <text:p text:style-name="P38"><text:span text:style-name="T8">Microprocessor</text:span><text:span text:style-name="T7">: tinyAVR, moet wel V-USB aankunnen (2kb code, 128 bytes SRAM) <text:s/>alsook genoeg I/O pinnen hebben om zowel een ISP header als genoeg uitbreidingsmogelijkheden aan te kunnen.<text:line-break/></text:span><text:a xlink:type="simple" xlink:href="http://www.atmel.com/dyn/resources/prod_documents/doc4014.pdf"><text:span text:style-name="Citation"><text:span text:style-name="T11">www.atmel.com/dyn/resources/prod_documents/doc4014.pdf</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Besard</meta:initial-creator>
    <meta:creation-date>2010-09-29T10:33:45</meta:creation-date>
    <dc:date>2011-02-17T10:11:26</dc:date>
    <meta:editing-duration>PT13H23M13S</meta:editing-duration>
    <meta:editing-cycles>343</meta:editing-cycles>
    <meta:generator>LibreOffice/3.3$Unix LibreOffice_project/330m19$Build-6</meta:generator>
    <meta:document-statistic meta:table-count="0" meta:image-count="0" meta:object-count="0" meta:page-count="9" meta:paragraph-count="228" meta:word-count="2123" meta:character-count="14670"/>
  </office:meta>
</office:document-meta>
</file>